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fo:background-color="transparent">
        <style:background-image/>
      </style:paragraph-properties>
      <style:text-properties fo:color="#000000" style:font-name="Arial" fo:font-size="12pt" fo:background-color="transparent" style:font-size-asian="12pt" style:font-size-complex="12pt"/>
    </style:style>
    <style:style style:name="P8" style:family="paragraph" style:parent-style-name="Standard">
      <style:paragraph-properties fo:margin-top="0cm" fo:margin-bottom="0cm" style:contextual-spacing="false"/>
    </style:style>
    <style:style style:name="P9" style:family="paragraph" style:parent-style-name="Standard">
      <style:text-properties officeooo:paragraph-rsid="000aea92"/>
    </style:style>
    <style:style style:name="P10" style:family="paragraph" style:parent-style-name="Standard">
      <style:text-properties style:font-name="Arial" fo:font-size="12pt" officeooo:paragraph-rsid="000aea92" style:font-size-asian="12pt" style:font-size-complex="12pt"/>
    </style:style>
    <style:style style:name="P11" style:family="paragraph" style:parent-style-name="Heading_20_1">
      <style:paragraph-properties fo:text-align="end" style:justify-single-word="false"/>
      <style:text-properties fo:color="#0066cc" fo:font-size="10pt" style:font-size-asian="10pt" style:font-size-complex="10pt"/>
    </style:style>
    <style:style style:name="P12" style:family="paragraph" style:parent-style-name="Heading_20_1">
      <style:text-properties fo:color="#0066cc" fo:font-size="14pt" style:font-size-asian="14pt" style:font-size-complex="14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aea92" style:font-style-asian="normal" style:font-style-complex="normal"/>
    </style:style>
    <style:style style:name="T5" style:family="text">
      <style:text-properties fo:font-style="normal" style:font-name-asian="Arial2" style:font-style-asian="normal" style:font-name-complex="Arial2" style:font-style-complex="normal"/>
    </style:style>
    <style:style style:name="T6" style:family="text">
      <style:text-properties style:font-name-asian="Arial2" style:font-name-complex="Arial2"/>
    </style:style>
    <style:style style:name="T7"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font-name="Arial" fo:font-size="12pt" style:font-size-asian="12pt" style:font-size-complex="12pt"/>
    </style:style>
    <style:style style:name="T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2pt" style:font-name-asian="Arial2" style:font-size-asian="12pt" style:font-name-complex="Arial2" style:font-size-complex="12pt"/>
    </style:style>
  </office:automatic-styles>
  <office:body>
    <office:text text:use-soft-page-breaks="true">
      <office:forms form:automatic-focus="false" form:apply-design-mode="false"/>
      <text:tracked-changes text:track-changes="false">
        <text:changed-region xml:id="ct246959816" text:id="ct246959816">
          <text:format-change>
            <office:change-info>
              <dc:creator>Unbekannter Autor</dc:creator>
              <dc:date>2014-01-19T14:46:00</dc:date>
            </office:change-info>
          </text:format-change>
        </text:changed-region>
        <text:changed-region xml:id="ct246959384" text:id="ct246959384">
          <text:format-change>
            <office:change-info>
              <dc:creator>Unbekannter Autor</dc:creator>
              <dc:date>2014-01-19T14:46:00</dc:date>
            </office:change-info>
          </text:format-change>
        </text:changed-region>
        <text:changed-region xml:id="ct246957136" text:id="ct246957136">
          <text:format-change>
            <office:change-info>
              <dc:creator>Unbekannter Autor</dc:creator>
              <dc:date>2014-01-19T14:46:00</dc:date>
            </office:change-info>
          </text:format-change>
        </text:changed-region>
        <text:changed-region xml:id="ct246955600" text:id="ct246955600">
          <text:format-change>
            <office:change-info>
              <dc:creator>Unbekannter Autor</dc:creator>
              <dc:date>2014-01-19T14:46:00</dc:date>
            </office:change-info>
          </text:format-change>
        </text:changed-region>
        <text:changed-region xml:id="ct246954432" text:id="ct246954432">
          <text:format-change>
            <office:change-info>
              <dc:creator>Unbekannter Autor</dc:creator>
              <dc:date>2014-01-19T14:46:00</dc:date>
            </office:change-info>
          </text:format-change>
        </text:changed-region>
        <text:changed-region xml:id="ct246998392" text:id="ct246998392">
          <text:format-change>
            <office:change-info>
              <dc:creator>Unbekannter Autor</dc:creator>
              <dc:date>2014-01-19T14:46:00</dc:date>
            </office:change-info>
          </text:format-change>
        </text:changed-region>
        <text:changed-region xml:id="ct246828080" text:id="ct246828080">
          <text:format-change>
            <office:change-info>
              <dc:creator>Unbekannter Autor</dc:creator>
              <dc:date>2014-01-19T14:46:00</dc:date>
            </office:change-info>
          </text:format-change>
        </text:changed-region>
        <text:changed-region xml:id="ct247006984" text:id="ct247006984">
          <text:format-change>
            <office:change-info>
              <dc:creator>Unbekannter Autor</dc:creator>
              <dc:date>2014-01-19T14:46:00</dc:date>
            </office:change-info>
          </text:format-change>
        </text:changed-region>
        <text:changed-region xml:id="ct247158224" text:id="ct247158224">
          <text:format-change>
            <office:change-info>
              <dc:creator>Unbekannter Autor</dc:creator>
              <dc:date>2014-01-19T14:46:00</dc:date>
            </office:change-info>
          </text:format-change>
        </text:changed-region>
        <text:changed-region xml:id="ct247158368" text:id="ct247158368">
          <text:format-change>
            <office:change-info>
              <dc:creator>Unbekannter Autor</dc:creator>
              <dc:date>2014-01-19T14:46:00</dc:date>
            </office:change-info>
          </text:format-change>
        </text:changed-region>
        <text:changed-region xml:id="ct247158856" text:id="ct247158856">
          <text:format-change>
            <office:change-info>
              <dc:creator>Unbekannter Autor</dc:creator>
              <dc:date>2014-01-19T14:46:00</dc:date>
            </office:change-info>
          </text:format-change>
        </text:changed-region>
        <text:changed-region xml:id="ct247159000" text:id="ct247159000">
          <text:format-change>
            <office:change-info>
              <dc:creator>Unbekannter Autor</dc:creator>
              <dc:date>2014-01-19T14:46:00</dc:date>
            </office:change-info>
          </text:format-change>
        </text:changed-region>
        <text:changed-region xml:id="ct247159208" text:id="ct247159208">
          <text:deletion>
            <office:change-info>
              <dc:creator>Unbekannter Autor</dc:creator>
              <dc:date>2014-01-19T14:46:00</dc:date>
            </office:change-info>
            <text:p text:style-name="P1"><text:s text:c="2"/></text:p>
          </text:deletion>
        </text:changed-region>
        <text:changed-region xml:id="ct247159392" text:id="ct247159392">
          <text:deletion>
            <office:change-info>
              <dc:creator>Unbekannter Autor</dc:creator>
              <dc:date>2014-01-19T14:46: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emeinsame Pressemitteilung 01/2014<text:line-break/>20. Januar 2014</text:h>
      <text:h text:style-name="P12" text:outline-level="1"/>
      <text:h text:style-name="P12" text:outline-level="1">sidux e.V. und PrOOo-Box-Projekt vereinbaren Kooperation</text:h>
      <text:p text:style-name="P7"><text:change-start text:change-id="ct246959816"/>Der sidux e.V. stellt dem PrOOo-Box-Projekt künftig eine technische Infrastruktur zur Ver<text:change-end text:change-id="ct246959816"/>­<text:change-start text:change-id="ct246959384"/>fügung und unterstützt das Projekt bei der Vereinnahmung und Verwaltung der Spenden<text:change-end text:change-id="ct246959384"/>­<text:change-start text:change-id="ct246957136"/>gelder. Die Partner werden<text:change-end text:change-id="ct246957136"/> <text:change-start text:change-id="ct246955600"/>darüber hinaus bei Messeauftritten sowie der Öffentlichkeits<text:change-end text:change-id="ct246955600"/>­<text:change-start text:change-id="ct246954432"/>arbeit kooperieren.</text:p>
      <text:p text:style-name="P7">Karlheinz Heidemeyer, Vorsitzender des sidux e.V.<text:change-end text:change-id="ct246954432"/>,<text:change-start text:change-id="ct246998392"/> erklärte anlässlich der Kooperations<text:change-end text:change-id="ct246998392"/>­<text:change-start text:change-id="ct246828080"/>vereinbarung: Wir freuen uns, mit unseren Partnern die Verbreitung eine<text:change-end text:change-id="ct246828080"/>r<text:change-start text:change-id="ct247006984"/> weltweit bekann<text:change-end text:change-id="ct247006984"/>­<text:change-start text:change-id="ct247158224"/>ten und eingesetzten Open Source <text:change-end text:change-id="ct247158224"/>Software<text:change-start text:change-id="ct247158368"/> zu fördern. Apache OpenOffice<text:change-end text:change-id="ct247158368"/><text:span text:style-name="T6">™</text:span><text:change-start text:change-id="ct247158856"/> ist die füh<text:change-end text:change-id="ct247158856"/>­<text:change-start text:change-id="ct247159000"/>rende Office Suite im Open Source Bereich und das PrOOo-Box-Projekt wird seinen Teil zur weiteren Verbreitung dieser ausgereiften und stabilen Software leisten.<text:change-end text:change-id="ct247159000"/></text:p>
      <text:p text:style-name="P3">Der Vorstand des sidux e.V. hatte sich Ende 2013 <text:change text:change-id="ct247159208"/>mit den Verantwortlichen des PrOOo-Box-Projektes in Hamburg getroffen. Ziel war es, die Möglichkeiten einer künftigen Koope­ration zur besseren Verbreitung des PrOOo-Box-Projektes zu erörtern. Im Mittelpunkt der Überlegungen stand der Wunsch der Partner durch die Bündelung ihrer Aktivitäten und Ressourcen die Verbreitung Freier und Open Source Software effizienter voranzutreiben sowie Aktivitäten abzustimmen, die eine weitere Verbreitung der Software Apache Open­Office<text:span text:style-name="T6">™</text:span> ermöglichen.</text:p>
      <text:p text:style-name="P3"><text:change text:change-id="ct247159392"/>Detlef Nannen, Sprecher des PrOOo-Box-Projektes, begrüßt die Kooperation mit dem si­dux e.V.: <text:span text:style-name="T3">Der Verein bietet dem PrOOo-Box-Projekt eine hervorragende Basis für die Ver­breitung des Softwarepakets rund um die Apache OpenOffice</text:span><text:span text:style-name="T5">™</text:span><text:span text:style-name="T3"> Suite. Das Projekt wird von </text:span><text:span text:style-name="T3">Ehrenamtlichen</text:span><text:span text:style-name="T3"> </text:span><text:span text:style-name="T3">b</text:span><text:span text:style-name="T3">etrieben und ist auf die Unterstützung durch die Open Source Community angewiesen. Wir appellieren daher an die Spendenbereitschaft der Open Source Gemeinschaft zur Finanzierung unserer Arbeit. Spenden können direkt an den sidux e.V. gerichtet werden, der auch Spendenbescheinigungen ausstellt.</text:span></text:p>
      <text:p text:style-name="P3">Jörg Schmidt, Committer im OpenOffice Projekt und langjähriger Unterstützer der PrOOo-Box, ergänzt: <text:span text:style-name="T2">Ich freue mich besonders, in Zeiten, in denen die PrOOo-Box nicht nur zum Verbreiten der Software OpenOffice beiträgt, sondern auch maßgeblichen Anteil am Er­starken der lokalen OpenOffice Community hat, einen Partner wie den sidux e.V. an unse­rer Seite zu wissen, der nicht nur hilft unsere technische und finanzielle Basis zu stärken, sondern dessen spezifische Erfahrungen sich sehr gut mit unserem Know-how ergänzen.</text:span></text:p>
      <text:p text:style-name="P6"/>
      <text:p text:style-name="P1"><text:span text:style-name="T10">Die PrOOo-Box</text:span><text:span text:style-name="T8"> ist ein im Jahre 2004 gegründetes ehrenamtliches Projekt zur Verbreitung von OpenOffice im deutschsprachigen Raum. Wichtigstes Ziel des PrOOo-Box-Projektes ist die Herausgabe einer DVD mit OpenOffice (ursprünglich OpenOffice.org, inzwischen Apache OpenOffice</text:span><text:span text:style-name="T11">™</text:span><text:span text:style-name="T8">) und von entsprechenden Zusatzmaterialien. Aktuell unterstützt das PrOOo-Box-Projekt auch den Aufbau der lokalen Community für Apache OpenOffice im deutschsprachigen Raum.</text:span></text:p>
      <text:p text:style-name="P1"><text:span text:style-name="T8">Der gemeinnützige Verein sidux e.V. wurde im Jahr 2007 in Berlin gegründet. Im Vorder­grund der Arbeit stand anfangs die Entwicklung und Verbreitung des gleichnamigen Soft­ware-Derivats der GNU/Linux Distribution Debian.<text:tab/><text:line-break/></text:span><text:soft-page-break/><text:span text:style-name="T8">Heute engagiert sich der Verein schwerpunktmäßig auf dem Gebiet der Förderung und Verbreitung Freier Software auf nationaler und internationaler Ebene. Dazu sucht er mit al­len Einrichtungen und Organisationen, die gleiche und ähnliche Zwecke verfolgen, die Ko­operation. Ziel der Arbeit des Vereins ist es, das Verständnis und die Unterstützung für Freie Software in der Öffentlichkeit, Politik und Gesetzgebung maßgeblich zu verbessern.</text:span></text:p>
      <text:p text:style-name="P4"/>
      <text:p text:style-name="P4"/>
      <text:p text:style-name="P4">Spendenkonten:</text:p>
      <text:p text:style-name="P9"><text:span text:style-name="T9">Bankverbindung:<text:tab/>Sparkasse Aachen<text:line-break/><text:tab/><text:tab/><text:tab/></text:span><text:span text:style-name="T3">sidux e.v.<text:line-break/><text:tab/><text:tab/><text:tab/>Kto<text:tab/>: 10 72 12 25 65<text:line-break/><text:tab/><text:tab/><text:tab/>BLZ<text:tab/>: 390 500 00<text:line-break/><text:tab/><text:tab/><text:tab/>IBAN<text:tab/>: DE92 3905 0000 1072 1225 65<text:line-break/><text:tab/><text:tab/><text:tab/>BIC<text:tab/>: AACSDE33XXX</text:span></text:p>
      <text:p text:style-name="P9"><text:span text:style-name="T4">Verwendungszweck<text:tab/><text:tab/>: PrOOo-Box</text:span></text:p>
      <text:p text:style-name="Standard"><text:span text:style-name="T3">PayPal<text:tab/><text:tab/><text:tab/>: </text:span><text:a xlink:type="simple" xlink:href="mailto:prooo-box@sidux-ev.de">prooo-box@sidux-ev.de</text:a><text:span text:style-name="T3"><text:tab/><text:tab/></text:span></text:p>
      <text:p text:style-name="P5"/>
      <text:p text:style-name="P5"/>
      <text:p text:style-name="P5">Ansprechpartner</text:p>
      <text:p text:style-name="P10"><text:span text:style-name="T1">sidux e. V.</text:span><text:line-break/>Kapuzinergraben 16<text:line-break/>c/o Flight Shop GmbH<text:line-break/>52062 Aachen<text:line-break/></text:p>
      <text:p text:style-name="P10">E-Mail<text:tab/><text:tab/>: <text:a xlink:type="simple" xlink:href="mailto:vorstand@sidux-ev.de">vorstand@sidux-ev.de</text:a><text:line-break/>Fon<text:tab/><text:tab/>: +49 (0)241 409739<text:line-break/>Fax<text:tab/><text:tab/>: +49 (0) 241 402197<text:line-break/>URL<text:tab/><text:tab/>: <text:a xlink:type="simple" xlink:href="http://www.sidux-ev.org/"><text:span text:style-name="T2">http://www.sidux-ev.org</text:span></text:a><text:span text:style-name="T2"> </text:span><text:line-break/></text:p>
      <text:p text:style-name="Standard"><text:span text:style-name="T7">PrOOo-Box-Projekt<text:line-break/></text:span><text:span text:style-name="T8">Detlef Nannen<text:line-break/>Sternstrasse11<text:line-break/>73312 Geislingen<text:line-break/><text:line-break/>E-Mail<text:tab/><text:tab/>: </text:span><text:a xlink:type="simple" xlink:href="mailto:kontakt@prooo-box.org"><text:span text:style-name="T8">kontakt@prooo-box.org</text:span></text:a><text:span text:style-name="T8"><text:line-break/>Fon<text:tab/><text:tab/>: +49 (0)174 3561721</text:span></text:p>
      <text:p text:style-name="P8"><text:span text:style-name="T8">URL<text:tab/><text:tab/>: </text:span><text:a xlink:type="simple" xlink:href="http://www.prooo-box.org/"><text:span text:style-name="T8">http://www.prooo-box.org</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ext-properties style:font-name="Ari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3cm" fo:margin-bottom="0cm" style:contextual-spacing="false"/>
      <style:text-properties style:font-name="DejaVu Sans Mono" fo:font-size="10pt" style:font-name-asian="Droid Sans Fallback" style:font-size-asian="10pt" style:font-name-complex="FreeSans" style:font-size-complex="10pt"/>
    </style:style>
    <style:style style:name="Quotations" style:family="paragraph" style:parent-style-name="Standard" style:class="html">
      <style:paragraph-properties fo:margin-left="1cm" fo:margin-right="1cm" fo:margin-top="0.3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1:15:25.32</meta:creation-date>
    <meta:generator>LibreOffice/4.0.6.2$Windows_x86 LibreOffice_project/2e2573268451a50806fcd60ae2d9fe01dd0ce24</meta:generator>
    <dc:date>2014-01-19T21:11:16.73</dc:date>
    <meta:editing-duration>PT2H12M47S</meta:editing-duration>
    <meta:editing-cycles>33</meta:editing-cycles>
    <meta:document-statistic meta:table-count="0" meta:image-count="0" meta:object-count="0" meta:page-count="2" meta:paragraph-count="18" meta:word-count="542" meta:character-count="4114" meta:non-whitespace-character-count="3558"/>
  </office:meta>
</office:document-meta>
</file>